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Text_20_body">
      <style:text-properties style:font-name="Arial"/>
    </style:style>
    <style:style style:name="P4" style:family="paragraph" style:parent-style-name="Text_20_body">
      <style:text-properties fo:font-variant="normal" fo:text-transform="none" fo:color="#000000" style:font-name="sans-serif" fo:font-size="12pt" fo:letter-spacing="normal" fo:font-style="normal" fo:font-weight="normal"/>
    </style:style>
    <style:style style:name="P5" style:family="paragraph" style:parent-style-name="Text_20_body">
      <style:paragraph-properties fo:margin-left="0cm" fo:margin-right="0cm" fo:orphans="2" fo:widows="2" fo:text-indent="0cm" style:auto-text-indent="false"/>
    </style:style>
    <style:style style:name="P6" style:family="paragraph" style:parent-style-name="Text_20_body">
      <style:paragraph-properties fo:margin-left="0cm" fo:margin-right="0cm" fo:orphans="2" fo:widows="2" fo:text-indent="0cm" style:auto-text-indent="false"/>
      <style:text-properties fo:font-variant="normal" fo:text-transform="none" fo:color="#000000" style:font-name="sans-serif" fo:font-size="12pt" fo:letter-spacing="normal" fo:font-style="normal" fo:font-weight="normal"/>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style:font-name="Arial" fo:font-size="12pt" fo:letter-spacing="normal" fo:font-style="normal" fo:font-weight="normal"/>
    </style:style>
    <style:style style:name="P8" style:family="paragraph" style:parent-style-name="Text_20_body">
      <style:paragraph-properties fo:margin-left="0cm" fo:margin-right="0cm" fo:orphans="2" fo:widows="2" fo:text-indent="0cm" style:auto-text-indent="false"/>
      <style:text-properties style:font-name="Arial" fo:font-weight="bold" style:font-weight-asian="bold" style:font-weight-complex="bold"/>
    </style:style>
    <style:style style:name="P9" style:family="paragraph" style:parent-style-name="Text_20_body">
      <style:paragraph-properties fo:margin-left="0cm" fo:margin-right="0cm" fo:orphans="2" fo:widows="2" fo:text-indent="0cm" style:auto-text-indent="false" fo:padding="0cm" fo:border="none"/>
    </style:style>
    <style:style style:name="T1" style:family="text">
      <style:text-properties fo:font-variant="normal" fo:text-transform="none" fo:color="#000000" style:font-name="sans-serif" fo:font-size="12pt" fo:letter-spacing="normal" fo:font-style="normal"/>
    </style:style>
    <style:style style:name="T2" style:family="text">
      <style:text-properties fo:font-variant="normal" fo:text-transform="none" fo:color="#000000" style:font-name="sans-serif" fo:font-size="12pt" fo:letter-spacing="normal" fo:font-style="normal" fo:font-weight="normal"/>
    </style:style>
    <style:style style:name="T3" style:family="text">
      <style:text-properties fo:font-variant="normal" fo:text-transform="none" fo:color="#000000" fo:font-size="12pt" fo:letter-spacing="normal" fo:font-style="normal"/>
    </style:style>
    <style:style style:name="T4" style:family="text">
      <style:text-properties fo:font-variant="normal" fo:text-transform="none" fo:color="#000000" fo:font-size="12pt" fo:letter-spacing="normal" fo:font-style="normal" fo:font-weight="normal"/>
    </style:style>
    <style:style style:name="T5" style:family="text">
      <style:text-properties fo:font-variant="normal" fo:text-transform="none" fo:color="#000000" style:font-name="Arial"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3">XDR</text:span></text:p>
      <text:p text:style-name="P5"><text:span text:style-name="T5">Extended detection and response (XDR) solutions are vastly increasing their ability to automatically collect and correlate data from different types of products (i.e., firewalls, IDS, and SIEMs) to improve threat detection and provide much better incident response capabilities. </text:span><text:span text:style-name="Strong_20_Emphasis"><text:span text:style-name="T5">The main goals of XDR are to increase the accuracy of detection and make security operations more efficient and productive.</text:span></text:span><text:span text:style-name="T5"> For instance, an attack causing a security alert to originate from the IDS, firewall, and SIEM will be considered a single security incident. This can significantly improve the detection and classification of future attacks.</text:span></text:p>
      <text:p text:style-name="P7">The following figure shows three layers of defense: The first is an end-point detection on a system (i.e, a PC); the second is the agent that logs the security events between them to the core services in an organization (i.e, data storage, databases). The third layer is the security event management software, such as SIEM tools.</text:p>
      <text:p text:style-name="P7"/>
      <text:p text:style-name="P1"/>
      <text:p text:style-name="P2">Security Process Automation Eliminates Repetitive Task</text:p>
      <text:p text:style-name="P2"/>
      <text:p text:style-name="P4">The shortage of skilled security professionals and the availability of automated security tools have driven the increasing automation of security processes. Automated processes now carry out computer-centric security policies and operations following predefined rules and templates.</text:p>
      <text:p text:style-name="P9"><text:span text:style-name="T2">Automated security tasks can be performed much more quickly and scalably, although some automated tasks might cause false positives (flagging a pattern as an attack when in reality it is not). However, there are diminishing returns to building and maintaining automated systems. SRM (security risk management) leaders must invest in automation projects that </text:span><text:span text:style-name="Strong_20_Emphasis"><text:span text:style-name="T2">help eliminate repetitive tasks that consume a lot of time, leaving more time to focus on more critical security functions.</text:span></text:span></text:p>
      <text:p text:style-name="P1"/>
      <text:p text:style-name="P1">Network Security Transforms from LAN to SASE</text:p>
      <text:p text:style-name="P3"><text:span text:style-name="T2">With the evolution of remote office technology, cloud-delivered security services are becoming increasingly popular. </text:span><text:span text:style-name="Strong_20_Emphasis"><text:span text:style-name="T2">Secure access service edge (SASE)</text:span></text:span><text:span text:style-name="T2"> technology allows organizations to better protect mobile workers' security and cloud applications by routing traffic through a cloud-based security stack rather than through a data center's physical security system.</text:span></text:p>
      <text:p text:style-name="P6">SASE consists of new networking and security controls that are identity-driven, cloud-native, globally distributed, and securely connect all edges (WAN, cloud, mobile, and IoT). Some key protocols and services are part of SASE, such as FWaaS (Firewall-as-a-Service), DNS over HTTPS, Network-as-a-Service, VPN, and ZTNA (Zero trust network acces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164cm" fo:margin-bottom="1.997cm" fo:margin-left="1.217cm" fo:margin-right="1.39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4M18S</meta:editing-duration>
    <meta:editing-cycles>4</meta:editing-cycles>
    <meta:generator>OpenOffice/4.1.14$Win32 OpenOffice.org_project/4114m1$Build-9811</meta:generator>
    <dc:date>2023-11-21T15:13:11.08</dc:date>
    <dc:creator>kaos sevdalisi</dc:creator>
    <meta:document-statistic meta:table-count="0" meta:image-count="0" meta:object-count="0" meta:page-count="1" meta:paragraph-count="9" meta:word-count="367" meta:character-count="2534"/>
    <meta:user-defined meta:name="Info 1"/>
    <meta:user-defined meta:name="Info 2"/>
    <meta:user-defined meta:name="Info 3"/>
    <meta:user-defined meta:name="Info 4"/>
  </office:meta>
</office:document-meta>
</file>